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Sans" style:font-name-complex="Liberation Sans"/>
    </style:style>
    <style:style style:name="P2" style:family="paragraph" style:parent-style-name="Standard">
      <style:text-properties style:font-name="Liberation Sans" fo:font-style="italic" style:font-style-asian="italic" style:font-name-complex="Liberation Sans"/>
    </style:style>
    <style:style style:name="P3" style:family="paragraph" style:parent-style-name="Heading">
      <style:text-properties officeooo:paragraph-rsid="0010df0a" style:font-name-complex="Liberation Sans"/>
    </style:style>
    <style:style style:name="P4" style:family="paragraph" style:parent-style-name="Heading">
      <style:text-properties officeooo:paragraph-rsid="0015f6d8" style:font-name-complex="Liberation Sans"/>
    </style:style>
    <style:style style:name="P5" style:family="paragraph" style:parent-style-name="Heading">
      <style:text-properties officeooo:paragraph-rsid="00162cce" style:font-name-complex="Liberation Sans"/>
    </style:style>
    <style:style style:name="P6" style:family="paragraph" style:parent-style-name="Heading">
      <style:text-properties officeooo:paragraph-rsid="00164778" style:font-name-complex="Liberation Sans"/>
    </style:style>
    <style:style style:name="P7" style:family="paragraph" style:parent-style-name="Heading">
      <style:text-properties officeooo:paragraph-rsid="001722ac" style:font-name-complex="Liberation Sans"/>
    </style:style>
    <style:style style:name="P8" style:family="paragraph" style:parent-style-name="Heading">
      <style:text-properties officeooo:paragraph-rsid="0021b3bc" style:font-name-complex="Liberation Sans"/>
    </style:style>
    <style:style style:name="P9" style:family="paragraph" style:parent-style-name="Text_20_body">
      <style:text-properties style:font-name="Liberation Sans" style:font-name-complex="Liberation Sans"/>
    </style:style>
    <style:style style:name="P10" style:family="paragraph" style:parent-style-name="Standard" style:master-page-name="MP0">
      <style:paragraph-properties style:page-number="auto" fo:break-before="page"/>
      <style:text-properties style:font-name="Liberation Sans" style:font-name-complex="Liberation Sans"/>
    </style:style>
    <style:style style:name="P11" style:family="paragraph" style:parent-style-name="Standard">
      <style:text-properties style:font-name="Liberation Sans" officeooo:rsid="0027b125" officeooo:paragraph-rsid="0027b125" style:font-name-complex="Liberation Sans"/>
    </style:style>
    <style:style style:name="P12" style:family="paragraph" style:parent-style-name="Heading">
      <style:text-properties style:font-name-complex="Liberation Sans"/>
    </style:style>
    <style:style style:name="P13" style:family="paragraph" style:parent-style-name="Heading">
      <style:text-properties officeooo:paragraph-rsid="0010df0a" style:font-name-complex="Liberation Sans"/>
    </style:style>
    <style:style style:name="P14" style:family="paragraph" style:parent-style-name="Heading">
      <style:text-properties officeooo:paragraph-rsid="00162cce" style:font-name-complex="Liberation Sans"/>
    </style:style>
    <style:style style:name="P15" style:family="paragraph" style:parent-style-name="Text_20_body">
      <style:text-properties style:font-name="Liberation Sans" officeooo:rsid="0028dc38" officeooo:paragraph-rsid="0028dc38" style:font-name-complex="Liberation Sans"/>
    </style:style>
    <style:style style:name="P16" style:family="paragraph" style:parent-style-name="Text_20_body">
      <style:text-properties style:font-name="Liberation Sans" officeooo:rsid="0028dc38" officeooo:paragraph-rsid="002bce19" style:font-name-complex="Liberation Sans"/>
    </style:style>
    <style:style style:name="P17" style:family="paragraph" style:parent-style-name="Text_20_body">
      <style:text-properties style:font-name="Liberation Sans" officeooo:rsid="0029ba4c" officeooo:paragraph-rsid="0029ba4c" style:font-name-complex="Liberation Sans"/>
    </style:style>
    <style:style style:name="P18" style:family="paragraph" style:parent-style-name="Text_20_body">
      <style:text-properties style:font-name="Liberation Sans" officeooo:rsid="002af168" officeooo:paragraph-rsid="002af168" style:font-name-complex="Liberation Sans"/>
    </style:style>
    <style:style style:name="P19" style:family="paragraph" style:parent-style-name="Text_20_body">
      <style:text-properties style:font-name="Liberation Sans" officeooo:rsid="002af168" officeooo:paragraph-rsid="002b4e7d" style:font-name-complex="Liberation Sans"/>
    </style:style>
    <style:style style:name="P20" style:family="paragraph" style:parent-style-name="Text_20_body">
      <style:text-properties style:font-name="Liberation Sans" officeooo:rsid="002af168" officeooo:paragraph-rsid="0038e5af" style:font-name-complex="Liberation Sans"/>
    </style:style>
    <style:style style:name="P21" style:family="paragraph" style:parent-style-name="Text_20_body">
      <style:text-properties style:font-name="Liberation Sans" officeooo:rsid="002ab5c3" officeooo:paragraph-rsid="002af168" style:font-name-complex="Liberation Sans"/>
    </style:style>
    <style:style style:name="P22" style:family="paragraph" style:parent-style-name="Text_20_body">
      <style:text-properties style:font-name="Liberation Sans" officeooo:rsid="002ab5c3" officeooo:paragraph-rsid="002f624e" style:font-name-complex="Liberation Sans"/>
    </style:style>
    <style:style style:name="P23" style:family="paragraph" style:parent-style-name="Text_20_body">
      <style:text-properties style:font-name="Liberation Sans" officeooo:rsid="002b4e7d" officeooo:paragraph-rsid="002b4e7d" style:font-name-complex="Liberation Sans"/>
    </style:style>
    <style:style style:name="P24" style:family="paragraph" style:parent-style-name="Text_20_body">
      <style:text-properties style:font-name="Liberation Sans" officeooo:rsid="002b4e7d" officeooo:paragraph-rsid="002c4303" style:font-name-complex="Liberation Sans"/>
    </style:style>
    <style:style style:name="P25" style:family="paragraph" style:parent-style-name="Text_20_body">
      <style:text-properties style:font-name="Liberation Sans" officeooo:rsid="002bb6e0" officeooo:paragraph-rsid="002bb6e0" style:font-name-complex="Liberation Sans"/>
    </style:style>
    <style:style style:name="P26" style:family="paragraph" style:parent-style-name="Text_20_body">
      <style:text-properties style:font-name="Liberation Sans" officeooo:rsid="002c4303" officeooo:paragraph-rsid="002c4303" style:font-name-complex="Liberation Sans"/>
    </style:style>
    <style:style style:name="P27" style:family="paragraph" style:parent-style-name="Text_20_body">
      <style:text-properties style:font-name="Liberation Sans" officeooo:rsid="00354c23" officeooo:paragraph-rsid="00354c23" style:font-name-complex="Liberation Sans"/>
    </style:style>
    <style:style style:name="P28" style:family="paragraph" style:parent-style-name="Text_20_body">
      <style:text-properties style:font-name="Liberation Sans" officeooo:rsid="0037ea3d" officeooo:paragraph-rsid="0037ea3d" style:font-name-complex="Liberation Sans"/>
    </style:style>
    <style:style style:name="P29" style:family="paragraph" style:parent-style-name="Text_20_body">
      <style:text-properties style:font-name="Liberation Sans" officeooo:rsid="0038e5af" officeooo:paragraph-rsid="0038e5af" style:font-name-complex="Liberation Sans"/>
    </style:style>
    <style:style style:name="P30" style:family="paragraph" style:parent-style-name="Text_20_body">
      <style:text-properties style:font-name="Liberation Sans" officeooo:rsid="0038e5af" officeooo:paragraph-rsid="0039151e" style:font-name-complex="Liberation Sans"/>
    </style:style>
    <style:style style:name="P31" style:family="paragraph" style:parent-style-name="Text_20_body">
      <style:text-properties style:font-name="Liberation Sans" officeooo:rsid="003985de" officeooo:paragraph-rsid="003985de" style:font-name-complex="Liberation Sans"/>
    </style:style>
    <style:style style:name="P32" style:family="paragraph" style:parent-style-name="Text_20_body">
      <style:text-properties style:font-name="Liberation Sans" officeooo:rsid="003b7212" officeooo:paragraph-rsid="003b7212" style:font-name-complex="Liberation Sans"/>
    </style:style>
    <style:style style:name="P33" style:family="paragraph" style:parent-style-name="Text_20_body">
      <style:text-properties officeooo:rsid="002ab5c3" officeooo:paragraph-rsid="002af168"/>
    </style:style>
    <style:style style:name="P34" style:family="paragraph" style:parent-style-name="Text_20_body">
      <style:text-properties officeooo:rsid="002ab5c3" officeooo:paragraph-rsid="002d5bc0"/>
    </style:style>
    <style:style style:name="P35" style:family="paragraph" style:parent-style-name="Text_20_body">
      <style:text-properties officeooo:rsid="002bb6e0" officeooo:paragraph-rsid="002bb6e0" style:font-name-complex="Liberation Sans"/>
    </style:style>
    <style:style style:name="P36" style:family="paragraph" style:parent-style-name="Text_20_body">
      <style:text-properties officeooo:rsid="002bce19" officeooo:paragraph-rsid="002bce19" style:font-name-complex="Liberation Sans"/>
    </style:style>
    <style:style style:name="P37" style:family="paragraph" style:parent-style-name="Text_20_body">
      <style:text-properties officeooo:rsid="003962ba" officeooo:paragraph-rsid="003962ba" style:font-name-complex="Liberation Sans"/>
    </style:style>
    <style:style style:name="P38" style:family="paragraph" style:parent-style-name="Text_20_body">
      <style:text-properties officeooo:rsid="003985de" officeooo:paragraph-rsid="003985de" style:font-name-complex="Liberation Sans"/>
    </style:style>
    <style:style style:name="P39" style:family="paragraph" style:parent-style-name="Text_20_body">
      <style:text-properties officeooo:rsid="003b7212" officeooo:paragraph-rsid="003b7212" style:font-name-complex="Liberation Sans"/>
    </style:style>
    <style:style style:name="P40" style:family="paragraph" style:parent-style-name="Text_20_body">
      <style:text-properties officeooo:rsid="002d5bc0" officeooo:paragraph-rsid="002d5bc0"/>
    </style:style>
    <style:style style:name="P41" style:family="paragraph" style:parent-style-name="Text_20_body">
      <style:text-properties officeooo:rsid="002d873d" officeooo:paragraph-rsid="002d873d"/>
    </style:style>
    <style:style style:name="P42" style:family="paragraph" style:parent-style-name="Heading_20_1">
      <style:text-properties style:font-name-complex="Liberation Sans"/>
    </style:style>
    <style:style style:name="P43" style:family="paragraph" style:parent-style-name="Heading_20_1">
      <style:text-properties officeooo:paragraph-rsid="0010df0a" style:font-name-complex="Liberation Sans"/>
    </style:style>
    <style:style style:name="T1" style:family="text">
      <style:text-properties officeooo:rsid="0010df0a"/>
    </style:style>
    <style:style style:name="T2" style:family="text">
      <style:text-properties officeooo:rsid="00127fbf"/>
    </style:style>
    <style:style style:name="T3" style:family="text">
      <style:text-properties officeooo:rsid="0015f6d8"/>
    </style:style>
    <style:style style:name="T4" style:family="text">
      <style:text-properties officeooo:rsid="00162cce"/>
    </style:style>
    <style:style style:name="T5" style:family="text">
      <style:text-properties officeooo:rsid="001722ac"/>
    </style:style>
    <style:style style:name="T6" style:family="text">
      <style:text-properties officeooo:rsid="001932ba"/>
    </style:style>
    <style:style style:name="T7" style:family="text">
      <style:text-properties officeooo:rsid="001c88c8"/>
    </style:style>
    <style:style style:name="T8" style:family="text">
      <style:text-properties officeooo:rsid="001d0139"/>
    </style:style>
    <style:style style:name="T9" style:family="text">
      <style:text-properties officeooo:rsid="001f01fd"/>
    </style:style>
    <style:style style:name="T10" style:family="text">
      <style:text-properties officeooo:rsid="0021b3bc"/>
    </style:style>
    <style:style style:name="T11" style:family="text">
      <style:text-properties officeooo:rsid="002264f7"/>
    </style:style>
    <style:style style:name="T12" style:family="text">
      <style:text-properties fo:font-weight="bold" officeooo:rsid="001d0139" style:font-weight-asian="bold" style:font-weight-complex="bold"/>
    </style:style>
    <style:style style:name="T13" style:family="text">
      <style:text-properties officeooo:rsid="002ab5c3"/>
    </style:style>
    <style:style style:name="T14" style:family="text">
      <style:text-properties officeooo:rsid="002af168"/>
    </style:style>
    <style:style style:name="T15" style:family="text">
      <style:text-properties officeooo:rsid="002bce19"/>
    </style:style>
    <style:style style:name="T16" style:family="text">
      <style:text-properties style:font-name-complex="Liberation Sans"/>
    </style:style>
    <style:style style:name="T17" style:family="text">
      <style:text-properties officeooo:rsid="002ca505"/>
    </style:style>
    <style:style style:name="T18" style:family="text">
      <style:text-properties officeooo:rsid="002d873d"/>
    </style:style>
    <style:style style:name="T19" style:family="text">
      <style:text-properties officeooo:rsid="002f624e"/>
    </style:style>
    <style:style style:name="T20" style:family="text">
      <style:text-properties officeooo:rsid="0036846f"/>
    </style:style>
    <style:style style:name="T21" style:family="text">
      <style:text-properties officeooo:rsid="0039151e"/>
    </style:style>
    <style:style style:name="T22" style:family="text">
      <style:text-properties style:font-name="Liberation Sans"/>
    </style:style>
    <style:style style:name="T23" style:family="text">
      <style:text-properties style:font-name="Liberation Sans" officeooo:rsid="003985de"/>
    </style:style>
    <style:style style:name="T24" style:family="text">
      <style:text-properties officeooo:rsid="003b721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nalysis of Algorithms</text:p>
      <text:p text:style-name="P11">Melodee Haney</text:p>
      <text:p text:style-name="P1">CS 221</text:p>
      <text:p text:style-name="P1"/>
      <text:p text:style-name="P2">Defend all answers based on specific references to the code. <text:span text:style-name="T8">Do not count return statements or initialization of method arguments. </text:span>You are <text:span text:style-name="T12">strongly</text:span> encouraged to <text:span text:style-name="T9">walk through algorithms in the debugger and to </text:span>add statement-counting code to given methods to test <text:span text:style-name="T8">and refine your analysis.</text:span></text:p>
      <text:h text:style-name="P42" text:outline-level="1">Algorithm: find()</text:h>
      <text:p text:style-name="Heading"><text:span text:style-name="T3">Minimum Statements. </text:span>How many statements would be executed in a call to find() when the array size is zero (n == 0)?</text:p>
      <text:p text:style-name="P15">In the case that the array size was zero, the total number of operations would be 3: one to initialize “i” in the for loop, one to check indexing, and one for the return statement of -1.</text:p>
      <text:p text:style-name="P15">T(0) = 3</text:p>
      <text:p text:style-name="Heading"><text:span text:style-name="T3">Best Case Scenario. Under what conditions would the minimum number of statements be executed for an array where n is large? Where would the target element be located in the array? </text:span>What is <text:span text:style-name="T6">the growth function under these conditions</text:span>?</text:p>
      <text:p text:style-name="P33"><text:span text:style-name="T14">In the best-case scenario, i</text:span>f an array n was large, the minimum number of executed statements would occur when the target element was located in position “0” of the array. </text:p>
      <text:p text:style-name="P33">As was previously discussed, a minimum number of statements with a zero array was 3. If the for loop was penetrated with an array larger than zero, another 3 statements would be executed for: 1) Checking the inner if-condition, 2) Incrementing the for-loop, and 3) Checking the outer for-loop condition. These three statements are executed for each value of n. Should the method find the target, a return statement is executed, but this replaces the return -1 that was calculated previously. This gives us a growth function of:</text:p>
      <text:p text:style-name="P17">T<text:span text:style-name="T13">(n)</text:span> = 3 + <text:span text:style-name="T13">3n</text:span></text:p>
      <text:p text:style-name="P18">where, regardless of the value of n:</text:p>
      <text:p text:style-name="P18">T(1) = 6</text:p>
      <text:p text:style-name="P23">This conclusion seems to be supported by the tester class, where minimum statement values, regardless of array size, was 6.</text:p>
      <text:p text:style-name="P4"><text:span text:style-name="T3">Worst Case Scenario. Under what conditions would the maximum number of statements be executed for an array where n is large? Where would the target element be located? </text:span>What is the <text:span text:style-name="T3">growth function under these conditions</text:span>?</text:p>
      <text:p text:style-name="P21"><text:span text:style-name="T14">In the worst-case scenario, i</text:span>f an array n was large, the m<text:span text:style-name="T14">ax</text:span>imum number of executed statements would occur when the target element was located in position “<text:span text:style-name="T14">n</text:span>” of the array. <text:span text:style-name="T14">The growth function, as calculated above, would remain valid.</text:span></text:p>
      <text:p text:style-name="P18">But in the worst case scenario, the number of executed statements would grow linearly as n <text:soft-page-break/>increased:</text:p>
      <text:p text:style-name="P19">T(n) = 3 + 3n</text:p>
      <text:p text:style-name="P23">This conclusion seems to be backed up by the tester class, where maximum statement values around 290 were occurring for array sizes of around 100.</text:p>
      <text:p text:style-name="P8"><text:span text:style-name="T3">Expected Average Case Scenario. </text:span>Assuming <text:span text:style-name="T2">a random array of unique elements and the</text:span> target element <text:span text:style-name="T7">is</text:span> in the array,<text:span text:style-name="T10"> where would a target element be located on average? W</text:span>hat is the expected average number of statements (the expected growth function) for a call to find()?</text:p>
      <text:p text:style-name="P25">On average, we could expect that the target value would lie near halfway into the array. The algorithm would return the found value halfway through the n-length array loop, cutting the operations nearly in half, such that:</text:p>
      <text:p text:style-name="P25">T(n/2) = 3 + 3n</text:p>
      <text:p text:style-name="P12">What is the <text:span text:style-name="T4">runtime order (big-O)</text:span> of find() <text:span text:style-name="T10">based on the above growth functions</text:span>?</text:p>
      <text:p text:style-name="P35">Considering a worst-case scenario of T(n) = 3 + 3n, we are faced with an equation of the nth order, thus:</text:p>
      <text:p text:style-name="P35">O(n)</text:p>
      <text:p text:style-name="P9"/>
      <text:h text:style-name="P43" text:outline-level="1">Algorithm: <text:span text:style-name="T1">replaceAll</text:span>()</text:h>
      <text:p text:style-name="P36"><text:span text:style-name="T16">This method begins with a call to the previous method, find(). It also refers back to find() later in the class inside of an nth order while-loop. Thus, we’ll be referring to the growth function and min-max scenarios inside of that analysis. We’re expecting an O(n^2).</text:span></text:p>
      <text:p text:style-name="P3"><text:span text:style-name="T3">Minimum Statements. </text:span>How many statements would be executed in a call to <text:span text:style-name="T1">replaceAll</text:span>() when the array size is zero (n == 0)?</text:p>
      <text:p text:style-name="P16">In the case that the array size was zero, the total number of operations would be<text:span text:style-name="T15">gin with the 3 from the find() method, which would in effect be returning -1. The next while loop wants to see a value &gt; -1, so adds 1 to statement value but does not enter the conditional. Total, we call 4 statements:</text:span></text:p>
      <text:p text:style-name="P26">T(0) = 4</text:p>
      <text:p text:style-name="P4"><text:span text:style-name="T3">Best Case Scenario. Under what conditions would the minimum number of statements be executed for an array where n is large? How many occurrences of the oldValue element would be in the array? Where would it/they be located in the array? </text:span>What is the <text:span text:style-name="T3">growth function under these conditions</text:span>? </text:p>
      <text:p text:style-name="P34"><text:span text:style-name="T14">In the best-case scenario, i</text:span>f an array n was large, the minimum number of executed statements would occur<text:span text:style-name="T17"> if there were no matching values in the current array. </text:span></text:p>
      <text:p text:style-name="P34"><text:span text:style-name="T17">To begin the analysis, our method starts with a call to find(). From our previous definition which states </text:span><text:soft-page-break/><text:span text:style-name="T17">that there are no matching values, the find() method is thrown into it’s worst case scenario, in which:</text:span></text:p>
      <text:p text:style-name="P40">T(n) = 3 + 3n</text:p>
      <text:p text:style-name="P41">In this case, the while-condition is checked once after find() has found nothing, and is done:</text:p>
      <text:p text:style-name="P41">T(n) = 4 + 3n</text:p>
      <text:p text:style-name="P24">This conclusion seems to be supported by the tester class, <text:span text:style-name="T18">in which the statements:n ratio appears to go as low as 3.17.</text:span></text:p>
      <text:p text:style-name="P5"><text:span text:style-name="T3">Worst Case Scenario. Assuming newValue and oldValue are not equal, under what conditions would the maximum number of statements be executed for an array where n is large? How many occurrences of oldValue are in the array? Where would it/they be located? </text:span>What is the <text:span text:style-name="T4">growth function under these conditions</text:span>? </text:p>
      <text:p text:style-name="P22"><text:span text:style-name="T14">In the worst-case scenario, i</text:span>f an array n was large, <text:span text:style-name="T19">and assuming the newValue and oldValue are not equal, the maximum number of executed statements would occur when the target value was at the very end of the array.</text:span></text:p>
      <text:p text:style-name="P29">The first call to find() is where a<text:span text:style-name="T21">bout half </text:span>of the computing power is used. It is the worst case scenario of find() where:</text:p>
      <text:p text:style-name="P20">T(n) = 3 + 3n</text:p>
      <text:p text:style-name="P29">3 additional statements are added for the first and second conditional checks of the while loop and the assignment statement:</text:p>
      <text:p text:style-name="P29">T(n) = 6 + 3n</text:p>
      <text:p text:style-name="P29">The find() statement is again called again at another worst-case scenario of 3 + 3n:</text:p>
      <text:p text:style-name="P29">T(n) = 9 + 6n</text:p>
      <text:p text:style-name="P29">I do see some cases in the tester file where this value is approached, so I feel confident in the growth function.</text:p>
      <text:p text:style-name="P3"><text:span text:style-name="T3">Expected Average Case Scenario. </text:span>Assuming <text:span text:style-name="T2">a random array of unique elements and oldValue is a value i</text:span>n the array, what is the average number of statements (the expected growth function) for a call to <text:span text:style-name="T1">replaceAll</text:span>()?</text:p>
      <text:p text:style-name="P27">If we were to predict a randomly generated array for an average case scenario, we would expect that <text:span text:style-name="T20">a typical code-generated randomization would create exactly one number that would equal the target value. We could then expect that sometimes that number would be in the beginning of the array and sometimes at the end of the array, for an average of being in the dead center of the array. We would begin with the find() method: 3 statements to initialize and give the final return and 3(n/2) to reach the middle of the array:</text:span></text:p>
      <text:p text:style-name="P28">T(n) = 3 + 3(n/2)</text:p>
      <text:p text:style-name="P28">We add 3 more to check the while loop conditional before and after, and for the assignment statement:</text:p>
      <text:p text:style-name="P28">T(n) = 6 + 3(n/2)</text:p>
      <text:p text:style-name="P28"><text:soft-page-break/>And can expect that we will make it though the find() method for the full n statements <text:span text:style-name="T21">of 3 + 3n</text:span>:</text:p>
      <text:p text:style-name="P28">T(n) = <text:span text:style-name="T21">9</text:span> + <text:span text:style-name="T21">9</text:span>(n/2)</text:p>
      <text:p text:style-name="P29">The tester values look a great deal more like they follow this function. The model that I followed to create it looked more like the way the actual arrays were created, where one value existed in the array that was equal to the target.</text:p>
      <text:p text:style-name="P3">What is the <text:span text:style-name="T4">runtime order (big-O)</text:span> of <text:span text:style-name="T1">replaceAll</text:span>() <text:span text:style-name="T11">based on the above growth functions</text:span>?</text:p>
      <text:p text:style-name="P30">Based on the worst-case scenario growth function of T(n) = 9 + 6n, <text:span text:style-name="T21">we conclude that we have an O(n) runtime order.</text:span></text:p>
      <text:h text:style-name="P43" text:outline-level="1">Algorithm: sortIt()</text:h>
      <text:p text:style-name="P12"><text:span text:style-name="T4">Minimum Statements. </text:span>How many statements would be executed in a call to sortIt() when the array size is zero (n == 0) <text:span text:style-name="T2">or one (n == 1)</text:span>?</text:p>
      <text:p text:style-name="P37">If the array size were 0 or 1, only 2 statements would be necessary to initialize the for loop and doing the first condition check:</text:p>
      <text:p text:style-name="P37">T(0) = T(1) = 2</text:p>
      <text:p text:style-name="P9"/>
      <text:p text:style-name="P5"><text:span text:style-name="T3">Best Case Scenario. Under what conditions would the minimum number of statements be executed for an array where n is large? Would the algorithm execute a different number of statements if the elements in the array were already in sorted order? Reverse order? Random order? All the same? </text:span>What is the <text:span text:style-name="T3">growth function under the best case conditions</text:span>?</text:p>
      <text:p text:style-name="P37">Having the array already in a sorted order Would be the best case scenario in this algorithm.</text:p>
      <text:p text:style-name="P38">2 statements execute to initialize the method, and for each n, an additional 6 statements would be executed if the while conditional was never met:</text:p>
      <text:p text:style-name="P38">T(n) = 2 + 6n</text:p>
      <text:p text:style-name="P31">The way the algorithm runs, the while conditional we’re now is only met when the value we’re analyzing is NOT larger than the value that is already in front of it. Thus, if all values are already in order, this while conditional need not be calculated:</text:p>
      <text:p text:style-name="P31">T(n) = 2 + 6n</text:p>
      <text:p text:style-name="P31">This ideal would be incredibly rare, and according to tester data, far from capable. Tester data was orders in magnitude greater. </text:p>
      <text:p text:style-name="P6"><text:span text:style-name="T3">Worst Case Scenario. Under what conditions would the maximum number of statements be executed for an array where n is large? (Already in some kind of sorted order? Duplicates?) </text:span>What is the <text:span text:style-name="T4">growth function under the worst case conditions</text:span>?</text:p>
      <text:p text:style-name="P31">The worst case scenario we could encounter would be if the array was in exact reverse order. In this <text:soft-page-break/>case, the first value would need to be moved, one move at a time, a full n moves. The next would be n-1 moves, n-2, etc.</text:p>
      <text:p text:style-name="P31">The function T(n) = 2 + 6n remains valid until the while loop must be accessed. This double looping will push us into O(n^2), but will the maximum amount of the inner n-multiple will be a decrementing amount: n + (n-1) + (n-2), thus n(n+1)/2, <text:span text:style-name="T24">yet 3 statements are used for each inner loop</text:span>:</text:p>
      <text:p text:style-name="P31">T(n) = 2 + <text:span text:style-name="T24">9n</text:span>(n + 1)</text:p>
      <text:p text:style-name="P32">According to the tester data, this is up to 14x greater of an estimate than real data. I am ok believing that this is the cost of grossly violating statistics as we have in this worst-case scenario.</text:p>
      <text:p text:style-name="P7"><text:span text:style-name="T3">Expected Average Case Scenario. </text:span>Assuming <text:span text:style-name="T2">a random array of unique elements</text:span>, what is the expected average number of statements (the expected growth function) for a call to sortIt()?</text:p>
      <text:p text:style-name="P32">An average case scenario would be difficult to nail down, but assuming the worst initial order would be n slots away, and in best case, 0 slots away, that an average of n/2 slots away would be reasonable. This n/2 approximation would be valid for both n’s in the growth function, giving:</text:p>
      <text:p text:style-name="P32">T(n/2) = 2 + 9n(n + 1)</text:p>
      <text:p text:style-name="P12">What is the <text:span text:style-name="T5">runtime order (big-O)</text:span> of sortIt() <text:span text:style-name="T11">based on the above growth functions</text:span>?</text:p>
      <text:p text:style-name="P39">According to our worst case and average case scenarios, <text:span text:style-name="T23">T(n) = 2 + </text:span><text:span text:style-name="T22">9n</text:span><text:span text:style-name="T23">(n + 1) </text:span><text:span text:style-name="T22">translates to an O(n^2) runtime order, as expected initially.</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writing-mode="lr-tb"/>
      <style:text-properties style:font-name="Liberation Sans" fo:font-family="'Liberation Sans'" style:font-family-generic="swiss" style:font-pitch="variable" fo:font-size="12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writing-mode="lr-tb"/>
      <style:text-properties style:font-name="Liberation Sans1" fo:font-family="'Liberation Sans'" style:font-style-name="Regular" style:font-family-generic="swiss" style:font-pitch="variable" fo:font-size="11pt"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Default_20_Paragraph_20_Font" style:display-name="Default Paragraph Font"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5-05-16T15:10:00Z</meta:creation-date>
    <dc:date>2018-05-26T23:53:58.413963668</dc:date>
    <meta:editing-cycles>31</meta:editing-cycles>
    <meta:editing-duration>PT19H31M28S</meta:editing-duration>
    <meta:document-statistic meta:table-count="0" meta:image-count="0" meta:object-count="0" meta:page-count="5" meta:paragraph-count="78" meta:word-count="1837" meta:character-count="10184" meta:non-whitespace-character-count="8420"/>
    <meta:template xlink:type="simple" xlink:actuate="onRequest" xlink:title="" xlink:href="Normal.dotm"/>
  </office:meta>
</office:document-meta>
</file>